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17cm" fo:min-width="1.1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17cm" fo:min-width="3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85cm" fo:min-width="1.061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117cm" fo:min-width="3.026cm"/>
      <style:paragraph-properties style:writing-mode="lr-tb"/>
    </style:style>
    <style:style style:name="gr10" style:family="graphic" style:parent-style-name="standard" style:list-style-name="L1">
      <style:graphic-properties draw:fill-color="#ff0000" draw:textarea-horizontal-align="justify" draw:textarea-vertical-align="middle" draw:auto-grow-height="false" fo:min-height="1.117cm" fo:min-width="3.026cm"/>
      <style:paragraph-properties style:writing-mode="lr-tb"/>
    </style:style>
    <style:style style:name="gr11" style:family="graphic" style:parent-style-name="standard">
      <style:graphic-properties draw:fill-color="#dde8cb" draw:textarea-horizontal-align="justify" draw:textarea-vertical-align="middle" draw:auto-grow-height="false" fo:min-height="1.117cm" fo:min-width="3.026cm"/>
      <style:paragraph-properties style:writing-mode="lr-tb"/>
    </style:style>
    <style:style style:name="gr12" style:family="graphic" style:parent-style-name="standard">
      <style:graphic-properties draw:fill-color="#dde8cb" draw:textarea-horizontal-align="justify" draw:textarea-vertical-align="middle" draw:auto-grow-height="false" fo:min-height="1.117cm" fo:min-width="0.292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117cm" fo:min-width="0.214cm"/>
      <style:paragraph-properties style:writing-mode="lr-tb"/>
    </style:style>
    <style:style style:name="gr14" style:family="graphic" style:parent-style-name="standard" style:list-style-name="L1">
      <style:graphic-properties draw:fill-color="#ff0000" draw:textarea-horizontal-align="justify" draw:textarea-vertical-align="middle" draw:auto-grow-height="false" fo:min-height="1.117cm" fo:min-width="0.291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126cm" fo:min-width="0.717cm"/>
      <style:paragraph-properties style:writing-mode="lr-tb"/>
    </style:style>
    <style:style style:name="gr16" style:family="graphic" style:parent-style-name="objectwithoutfill">
      <style:graphic-properties draw:marker-start="Puntas_20_de_20_flecha_20_35" draw:marker-start-width="0.3cm" draw:marker-end="Puntas_20_de_20_flecha_20_36" draw:marker-end-width="0.3cm" draw:fill="none" draw:textarea-vertical-align="middle"/>
    </style:style>
    <style:style style:name="gr17" style:family="graphic" style:parent-style-name="objectwithoutfill">
      <style:graphic-properties draw:marker-start="Puntas_20_de_20_flecha_20_37" draw:marker-start-width="0.3cm" draw:marker-end="Puntas_20_de_20_flecha_20_38" draw:marker-end-width="0.3cm" draw:fill="none" draw:textarea-vertical-align="middle"/>
    </style:style>
    <style:style style:name="gr18" style:family="graphic" style:parent-style-name="objectwithoutfill">
      <style:graphic-properties draw:marker-start="Puntas_20_de_20_flecha_20_39" draw:marker-start-width="0.3cm" draw:marker-end="Puntas_20_de_20_flecha_20_40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dde8cb"/>
      <style:paragraph-properties fo:text-align="center" style:writing-mode="lr-tb"/>
    </style:style>
    <style:style style:name="P9" style:family="paragraph">
      <style:paragraph-properties fo:text-align="center" style:writing-mode="lr-tb">
        <style:tab-stops>
          <style:tab-stop style:position="1.876cm"/>
        </style:tab-stops>
      </style:paragraph-properties>
    </style:style>
    <style:style style:name="P10" style:family="paragraph">
      <loext:graphic-properties draw:fill-color="#ffffff"/>
      <style:paragraph-properties fo:text-align="center" style:writing-mode="lr-tb">
        <style:tab-stops>
          <style:tab-stop style:position="1.876cm"/>
        </style:tab-stops>
      </style:paragraph-properties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698cm" svg:height="1.367cm" svg:x="2.161cm" svg:y="5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26cm" svg:height="1.367cm" svg:x="9.224cm" svg:y="5.378cm">
          <text:p text:style-name="P2"><text:span text:style-name="T1">1</text:span>;0;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14cm" svg:height="0.962cm" svg:x="3.926cm" svg:y="4.154cm">
          <draw:text-box>
            <text:p>X&lt;dia</text:p>
          </draw:text-box>
        </draw:frame>
        <draw:frame draw:style-name="gr4" draw:text-style-name="P4" draw:layer="layout" svg:width="2.496cm" svg:height="0.962cm" svg:x="-0.705cm" svg:y="6.581cm">
          <draw:text-box>
            <text:p>Y&lt;mes</text:p>
          </draw:text-box>
        </draw:frame>
        <draw:frame draw:style-name="gr5" draw:text-style-name="P4" draw:layer="layout" svg:width="1.662cm" svg:height="0.962cm" svg:x="3.584cm" svg:y="5.489cm">
          <draw:text-box>
            <text:p>dias</text:p>
          </draw:text-box>
        </draw:frame>
        <draw:frame draw:style-name="gr6" draw:text-style-name="P4" draw:layer="layout" svg:width="2.369cm" svg:height="0.962cm" svg:x="1.861cm" svg:y="6.844cm">
          <draw:text-box>
            <text:p>meses</text:p>
          </draw:text-box>
        </draw:frame>
        <draw:custom-shape draw:style-name="gr2" draw:text-style-name="P3" xml:id="id7" draw:id="id7" draw:layer="layout" svg:width="3.526cm" svg:height="1.367cm" svg:x="1.446cm" svg:y="8.341cm">
          <text:p text:style-name="P2">0;<text:span text:style-name="T1">2</text:span>;Fe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2.466cm" svg:height="0.962cm" svg:x="10.345cm" svg:y="1.799cm">
          <draw:text-box>
            <text:p>x,y,info</text:p>
          </draw:text-box>
        </draw:frame>
        <draw:custom-shape draw:style-name="gr8" draw:text-style-name="P2" draw:layer="layout" svg:width="1.561cm" svg:height="1.535cm" svg:x="15.904cm" svg:y="8.262cm">
          <text:p text:style-name="P2">2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561cm" svg:height="1.535cm" svg:x="10.193cm" svg:y="-1.275cm">
          <text:p text:style-name="P2">2=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526cm" svg:height="1.367cm" svg:x="0cm" svg:y="22.952cm">
          <text:p text:style-name="P2">aux(X|Y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526cm" svg:height="1.367cm" svg:x="0.134cm" svg:y="24.776cm">
          <text:p text:style-name="P6"><text:span text:style-name="T2">nuevo</text:span>(X|Y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526cm" svg:height="1.367cm" svg:x="0.08cm" svg:y="26.573cm">
          <text:p text:style-name="P2">nuev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26cm" svg:height="1.367cm" svg:x="9.552cm" svg:y="21.664cm">
          <text:p text:style-name="P2">2;<text:span text:style-name="T1">1</text:span>;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26cm" svg:height="1.367cm" svg:x="3.827cm" svg:y="1.859cm">
          <text:p text:style-name="P2">dia;<text:span text:style-name="T1">mes</text:span>;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792cm" svg:height="1.367cm" svg:x="4.655cm" svg:y="26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714cm" svg:height="1.367cm" svg:x="4.701cm" svg:y="23.026cm">
          <text:p text:style-name="P2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791cm" svg:height="1.367cm" svg:x="4.673cm" svg:y="24.909cm">
          <text:p text:style-name="P6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3.526cm" svg:height="1.367cm" svg:x="14.9cm" svg:y="5.137cm">
          <text:p text:style-name="P2"><text:span text:style-name="T1">4</text:span>;0;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3.526cm" svg:height="1.367cm" svg:x="19.567cm" svg:y="5.185cm">
          <text:p text:style-name="P9"><text:span text:style-name="T1">7</text:span>;0;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" draw:id="id5" draw:layer="layout" svg:width="3.526cm" svg:height="1.367cm" svg:x="24.329cm" svg:y="4.897cm">
          <text:p text:style-name="P9"><text:span text:style-name="T1">11</text:span>;0;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526cm" svg:height="1.367cm" svg:x="1.314cm" svg:y="10.907cm">
          <text:p text:style-name="P2">0;<text:span text:style-name="T1">4</text:span>;Ab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3.526cm" svg:height="1.367cm" svg:x="1.42cm" svg:y="13.182cm">
          <text:p text:style-name="P2">0;<text:span text:style-name="T1">6</text:span>;Ju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2" draw:id="id2" draw:layer="layout" svg:width="1.217cm" svg:height="1.376cm" svg:x="10.134cm" svg:y="10.938cm">
          <text:p text:style-name="P1">inf</text:p>
          <draw:enhanced-geometry svg:viewBox="0 0 21600 21600" draw:type="rectangle" draw:enhanced-path="M 0 0 L 21600 0 21600 21600 0 21600 0 0 Z N"/>
        </draw:custom-shape>
        <draw:custom-shape draw:style-name="gr15" draw:text-style-name="P11" xml:id="id3" draw:id="id3" draw:layer="layout" svg:width="1.217cm" svg:height="1.376cm" svg:x="16.099cm" svg:y="11.13cm">
          <text:p text:style-name="P1">inf</text:p>
          <draw:enhanced-geometry svg:viewBox="0 0 21600 21600" draw:type="rectangle" draw:enhanced-path="M 0 0 L 21600 0 21600 21600 0 21600 0 0 Z N"/>
        </draw:custom-shape>
        <draw:custom-shape draw:style-name="gr15" draw:text-style-name="P11" xml:id="id4" draw:id="id4" draw:layer="layout" svg:width="1.217cm" svg:height="1.376cm" svg:x="20.87cm" svg:y="10.835cm">
          <text:p text:style-name="P1">inf</text:p>
          <draw:enhanced-geometry svg:viewBox="0 0 21600 21600" draw:type="rectangle" draw:enhanced-path="M 0 0 L 21600 0 21600 21600 0 21600 0 0 Z N"/>
        </draw:custom-shape>
        <draw:custom-shape draw:style-name="gr15" draw:text-style-name="P11" xml:id="id6" draw:id="id6" draw:layer="layout" svg:width="1.217cm" svg:height="1.376cm" svg:x="25.336cm" svg:y="8.292cm">
          <text:p text:style-name="P1">inf</text:p>
          <draw:enhanced-geometry svg:viewBox="0 0 21600 21600" draw:type="rectangle" draw:enhanced-path="M 0 0 L 21600 0 21600 21600 0 21600 0 0 Z N"/>
        </draw:custom-shape>
        <draw:custom-shape draw:style-name="gr15" draw:text-style-name="P11" xml:id="id8" draw:id="id8" draw:layer="layout" svg:width="1.217cm" svg:height="1.376cm" svg:x="16.031cm" svg:y="13.247cm">
          <text:p text:style-name="P1">inf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4.84cm" svg:y1="11.59cm" svg:x2="10.134cm" svg:y2="11.626cm" draw:start-shape="id1" draw:start-glue-point="1" draw:end-shape="id2" draw:end-glue-point="3" svg:d="M4840 11590h2647v36h2647" svg:viewBox="0 0 5295 37">
          <text:p/>
        </draw:connector>
        <draw:connector draw:style-name="gr17" draw:text-style-name="P12" draw:layer="layout" svg:x1="11.351cm" svg:y1="11.626cm" svg:x2="16.099cm" svg:y2="11.818cm" draw:start-shape="id2" draw:start-glue-point="1" draw:end-shape="id3" draw:end-glue-point="3" svg:d="M11351 11626h2373v192h2375" svg:viewBox="0 0 4749 193">
          <text:p/>
        </draw:connector>
        <draw:connector draw:style-name="gr18" draw:text-style-name="P12" draw:layer="layout" svg:x1="17.316cm" svg:y1="11.818cm" svg:x2="20.87cm" svg:y2="11.523cm" draw:start-shape="id3" draw:start-glue-point="1" draw:end-shape="id4" draw:end-glue-point="3" svg:d="M17316 11818h1776v-295h1778" svg:viewBox="0 0 3555 296">
          <text:p/>
        </draw:connector>
        <draw:connector draw:style-name="gr19" draw:text-style-name="P12" draw:layer="layout" svg:x1="26.092cm" svg:y1="6.264cm" svg:x2="25.944cm" svg:y2="8.292cm" draw:start-shape="id5" draw:start-glue-point="2" draw:end-shape="id6" draw:end-glue-point="0" svg:d="M26092 6264v1014h-148v1014" svg:viewBox="0 0 149 2029">
          <text:p/>
        </draw:connector>
        <draw:connector draw:style-name="gr19" draw:text-style-name="P12" draw:layer="layout" svg:x1="25.336cm" svg:y1="8.98cm" svg:x2="4.972cm" svg:y2="9.024cm" draw:start-shape="id6" draw:start-glue-point="3" draw:end-shape="id7" draw:end-glue-point="1" svg:d="M25336 8980h-10182v44h-10182" svg:viewBox="0 0 20365 45">
          <text:p/>
        </draw:connector>
        <draw:connector draw:style-name="gr19" draw:text-style-name="P12" draw:layer="layout" svg:x1="16.707cm" svg:y1="12.506cm" svg:x2="16.639cm" svg:y2="13.247cm" draw:start-shape="id3" draw:start-glue-point="2" draw:end-shape="id8" draw:end-glue-point="0" svg:d="M16707 12506v371h-68v370" svg:viewBox="0 0 69 742">
          <text:p/>
        </draw:connector>
        <draw:connector draw:style-name="gr19" draw:text-style-name="P12" draw:layer="layout" svg:x1="4.946cm" svg:y1="13.865cm" svg:x2="16.031cm" svg:y2="13.935cm" draw:start-shape="id9" draw:start-glue-point="1" draw:end-shape="id8" draw:end-glue-point="3" svg:d="M4946 13865h5542v70h5543" svg:viewBox="0 0 11086 71">
          <text:p/>
        </draw:connector>
        <draw:connector draw:style-name="gr19" draw:text-style-name="P12" draw:layer="layout" draw:line-skew="0.462cm" svg:x1="16.663cm" svg:y1="6.504cm" svg:x2="16.707cm" svg:y2="11.13cm" draw:start-shape="id10" draw:start-glue-point="2" draw:end-shape="id3" draw:end-glue-point="0" svg:d="M16663 6504v2775h44v1851" svg:viewBox="0 0 45 4627">
          <text:p/>
        </draw:connector>
        <draw:connector draw:style-name="gr19" draw:text-style-name="P12" draw:layer="layout" svg:x1="21.33cm" svg:y1="6.552cm" svg:x2="21.478cm" svg:y2="10.835cm" draw:start-shape="id11" draw:start-glue-point="2" draw:end-shape="id4" draw:end-glue-point="0" svg:d="M21330 6552v2141h148v2142" svg:viewBox="0 0 149 4284">
          <text:p/>
        </draw:connector>
        <draw:custom-shape draw:style-name="gr8" draw:text-style-name="P2" draw:layer="layout" svg:width="1.561cm" svg:height="1.535cm" svg:x="16.673cm" svg:y="2.756cm">
          <text:p text:style-name="P2">4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714cm" svg:height="1.367cm" svg:x="26.553cm" svg:y="8.292cm">
          <text:p text:style-name="P2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714cm" svg:height="1.367cm" svg:x="17.316cm" svg:y="11.139cm">
          <text:p text:style-name="P2">y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G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1T14:45:49.213000000</meta:creation-date>
    <dc:date>2022-12-14T17:15:47.504000000</dc:date>
    <meta:editing-duration>PT6H25M27S</meta:editing-duration>
    <meta:editing-cycles>2</meta:editing-cycles>
    <meta:generator>LibreOffice/7.3.6.2$Windows_X86_64 LibreOffice_project/c28ca90fd6e1a19e189fc16c05f8f8924961e12e</meta:generator>
    <meta:document-statistic meta:object-count="40"/>
  </office:meta>
</office:document-meta>
</file>